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PDF</text:p>
          </table:table-cell>
          <table:table-cell office:value-type="string">
            <text:p>FR_BASIC</text:p>
          </table:table-cell>
          <table:table-cell office:value-type="string">
            <text:p>PDF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7]+10"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search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DATEPDF</text:p>
          </table:table-cell>
          <table:table-cell office:value-type="string">
            <text:p>FR_BASIC</text:p>
          </table:table-cell>
          <table:table-cell office:value-type="string">
            <text:p>Date de production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 office:value-type="string">
            <text:p>::getFileDate(BOOK_PDF)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0]+10" office:value-type="float" office:value="80">
            <text:p>8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90">
            <text:p>9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00">
            <text:p>10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10">
            <text:p>11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5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40">
            <text:p>14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TPLOD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Style OpenDocument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27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Visualisation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umérotatio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latest=Y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04/12/2007</text:date>, <text:time>11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7-12-04T11:01:30</dc:date>
    <meta:editing-cycles>31</meta:editing-cycles>
    <meta:editing-duration>P1DT10H57M11S</meta:editing-duration>
    <meta:user-defined meta:name="Info 1"/>
    <meta:user-defined meta:name="Info 2"/>
    <meta:user-defined meta:name="Info 3"/>
    <meta:user-defined meta:name="Info 4"/>
    <meta:document-statistic meta:table-count="2" meta:cell-count="313"/>
  </office:meta>
</office:document-meta>
</file>